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1"/>
        <table:table-column table:style-name="co1" table:number-columns-repeated="767" table:default-cell-style-name="Default"/>
        <table:table-row table:style-name="ro1">
          <table:table-cell office:value-type="float" office:value="2.73" calcext:value-type="float">
            <text:p>2.73</text:p>
          </table:table-cell>
          <table:table-cell table:formula="of:=COTH([.A1])" office:value-type="float" office:value="1.008543451537" calcext:value-type="float">
            <text:p>1.0085434515</text:p>
          </table:table-cell>
          <table:table-cell table:number-columns-repeated="102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COTH([.A2])" office:value-type="float" office:value="2.63193244183219" calcext:value-type="float">
            <text:p>2.6319324418</text:p>
          </table:table-cell>
          <table:table-cell table:number-columns-repeated="102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formula="of:=COTH([.A3])" office:value-type="float" office:value="1.00197761342682" calcext:value-type="float">
            <text:p>1.0019776134</text:p>
          </table:table-cell>
          <table:table-cell table:number-columns-repeated="1022"/>
        </table:table-row>
        <table:table-row table:style-name="ro1">
          <table:table-cell office:value-type="float" office:value="7.46" calcext:value-type="float">
            <text:p>7.46</text:p>
          </table:table-cell>
          <table:table-cell table:formula="of:=COTH([.A4])" office:value-type="float" office:value="1.00000066276028" calcext:value-type="float">
            <text:p>1.0000006628</text:p>
          </table:table-cell>
          <table:table-cell table:number-columns-repeated="102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formula="of:=COTH([.A5])" office:value-type="float" office:value="4.24636114222743" calcext:value-type="float">
            <text:p>4.2463611422</text:p>
          </table:table-cell>
          <table:table-cell table:number-columns-repeated="1022"/>
        </table:table-row>
        <table:table-row table:style-name="ro1">
          <table:table-cell office:value-type="float" office:value="5.9" calcext:value-type="float">
            <text:p>5.9</text:p>
          </table:table-cell>
          <table:table-cell table:formula="of:=COTH([.A6])" office:value-type="float" office:value="1.00001500922847" calcext:value-type="float">
            <text:p>1.0000150092</text:p>
          </table:table-cell>
          <table:table-cell table:number-columns-repeated="1022"/>
        </table:table-row>
        <table:table-row table:style-name="ro1">
          <table:table-cell office:value-type="float" office:value="5.58" calcext:value-type="float">
            <text:p>5.58</text:p>
          </table:table-cell>
          <table:table-cell table:formula="of:=COTH([.A7])" office:value-type="float" office:value="1.00002846490631" calcext:value-type="float">
            <text:p>1.0000284649</text:p>
          </table:table-cell>
          <table:table-cell table:number-columns-repeated="102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COTH([.A8])" office:value-type="float" office:value="2.51933316109965" calcext:value-type="float">
            <text:p>2.5193331611</text:p>
          </table:table-cell>
          <table:table-cell table:number-columns-repeated="1022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formula="of:=COTH([.A9])" office:value-type="float" office:value="1.00000000864009" calcext:value-type="float">
            <text:p>1.0000000086</text:p>
          </table:table-cell>
          <table:table-cell table:number-columns-repeated="1022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COTH([.A10])" office:value-type="float" office:value="1.0003682793897" calcext:value-type="float">
            <text:p>1.0003682794</text:p>
          </table:table-cell>
          <table:table-cell table:number-columns-repeated="102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COTH([.A11])" office:value-type="float" office:value="1.70946049473617" calcext:value-type="float">
            <text:p>1.7094604947</text:p>
          </table:table-cell>
          <table:table-cell table:number-columns-repeated="102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formula="of:=COTH([.A12])" office:value-type="float" office:value="1.07819900589005" calcext:value-type="float">
            <text:p>1.0781990059</text:p>
          </table:table-cell>
          <table:table-cell table:number-columns-repeated="1022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formula="of:=COTH([.A13])" office:value-type="float" office:value="11.1410949235981" calcext:value-type="float">
            <text:p>11.1410949236</text:p>
          </table:table-cell>
          <table:table-cell table:number-columns-repeated="1022"/>
        </table:table-row>
        <table:table-row table:style-name="ro1">
          <table:table-cell office:value-type="float" office:value="1.17" calcext:value-type="float">
            <text:p>1.17</text:p>
          </table:table-cell>
          <table:table-cell table:formula="of:=COTH([.A14])" office:value-type="float" office:value="1.21319151122841" calcext:value-type="float">
            <text:p>1.2131915112</text:p>
          </table:table-cell>
          <table:table-cell table:number-columns-repeated="1022"/>
        </table:table-row>
        <table:table-row table:style-name="ro2">
          <table:table-cell office:value-type="float" office:value="5.53" calcext:value-type="float">
            <text:p>5.53</text:p>
          </table:table-cell>
          <table:table-cell table:formula="of:=COTH([.A15])" office:value-type="float" office:value="1.00003145863372" calcext:value-type="float">
            <text:p>1.000031458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TH([.A16])" office:value-type="float" office:value="1.31303528549933" calcext:value-type="float">
            <text:p>1.3130352855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-asian="微软雅黑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 style:data-style-name="N2" text:time-value="0000-00-00T00:00:01.732169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5T11:44:30.523000000</dc:date>
    <meta:editing-cycles>41</meta:editing-cycles>
    <meta:editing-duration>PT11H39M57S</meta:editing-duration>
    <meta:generator>LibreOffice/4.1.2.3$Windows_x86 LibreOffice_project/40b2d7fde7e8d2d7bc5a449dc65df4d08a7dd38</meta:generator>
    <meta:document-statistic meta:table-count="1" meta:cell-count="32" meta:object-count="0"/>
  </office:meta>
</office:document-meta>
</file>